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Heading_20_2">
      <style:paragraph-properties fo:margin-top="0.1665in" fo:margin-bottom="0.0835in" fo:keep-with-next="alway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2</text:p>
      <text:p text:style-name="Subtitle">21<text:span text:style-name="T4">st</text:span> Nov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text:tab/>4</text:p>
          <text:p text:style-name="P13">Event Condition Action Rules<text:tab/>4</text:p>
          <text:p text:style-name="P13">Rule Bindings<text:tab/>4</text:p>
          <text:p text:style-name="P13">Builtin Conditions and Actions<text:tab/>4</text:p>
          <text:p text:style-name="P13">Agent Transformation<text:tab/>5</text:p>
          <text:p text:style-name="P13">ECA Rule Engine<text:tab/>6</text:p>
          <text:p text:style-name="P12">Rule Language<text:tab/>7</text:p>
          <text:p text:style-name="P13">Rule Events<text:tab/>7</text:p>
          <text:p text:style-name="P13">Location Specifiers<text:tab/>8</text:p>
          <text:p text:style-name="P13">Rule Bindings<text:tab/>10</text:p>
          <text:p text:style-name="P13">Rule Expressions<text:tab/>10</text:p>
          <text:p text:style-name="P13">Rule Conditions<text:tab/>11</text:p>
          <text:p text:style-name="P13">Rule Actions<text:tab/>12</text:p>
          <text:p text:style-name="P12">Rule Language Built-Ins<text:tab/>13</text:p>
          <text:p text:style-name="P13">Helpers and Built-In Operations<text:tab/>13</text:p>
          <text:p text:style-name="P13">Countdowns<text:tab/>14</text:p>
          <text:p text:style-name="P13">Waiters<text:tab/>14</text:p>
          <text:p text:style-name="P13">Flags<text:tab/>15</text:p>
          <text:p text:style-name="P13">Tracing<text:tab/>15</text:p>
          <text:p text:style-name="P13">Aborting Execution<text:tab/>16</text:p>
          <text:p text:style-name="P13">Other Builtins<text:tab/>16</text:p>
          <text:p text:style-name="P12">Using The Orchestration Package<text:tab/>16</text:p>
          <text:p text:style-name="P13">Obtaining the sources<text:tab/>16</text:p>
          <text:p text:style-name="P13">Building the package<text:tab/>16</text:p>
          <text:p text:style-name="P13">Using The Package<text:tab/>17</text:p>
        </text:index-body>
      </text:table-of-content>
      <text:p text:style-name="Subtitle"/>
      <text:p text:style-name="P5">Legal Notices</text:p>
      <text:p text:style-name="P7">The information contained in this documentation is subject to change without notice.</text:p>
      <text:p text:style-name="P7">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8">Copyright</text:p>
      <text:p text:style-name="P7">JBoss, Home of Professional Open Source. Copyright 2008, Red Hat Middleware LLC,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1"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10">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10">An <text:span text:style-name="Code_20_Text">AFTER READ</text:span> specification is identical to an AT READ specification except that it locates the trigger point after the <text:span text:style-name="Code_20_Text">getField</text:span> bytecode.</text:p>
      <text:p text:style-name="P10"><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5">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text:soft-page-break/>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text:soft-page-break/>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text:soft-page-break/>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text:s/>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armmar rules in dd/grammar and 'TestScript', which compiles and runs program TestScript.java. The latter is an offline type checker which parses and then type checks the rules defined in file handler.txt in the top level directory. Note that the latter <text:soft-page-break/>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9"><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9"><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3:22:41</dc:date>
    <meta:printed-by>Andrew Dinn</meta:printed-by>
    <meta:print-date>2008-09-26T17:21:42</meta:print-date>
    <meta:editing-cycles>36</meta:editing-cycles>
    <meta:editing-duration>PT19H51M8S</meta:editing-duration>
    <meta:user-defined meta:name="Info 1"/>
    <meta:user-defined meta:name="Info 2"/>
    <meta:user-defined meta:name="Info 3"/>
    <meta:user-defined meta:name="Info 4"/>
    <meta:document-statistic meta:table-count="0" meta:image-count="0" meta:object-count="0" meta:page-count="17" meta:paragraph-count="210" meta:word-count="6734" meta:character-count="42067"/>
  </office:meta>
</office:document-meta>
</file>